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_data_np_exp_" table:style-name="ta1">
        <table:shapes>
          <draw:frame draw:z-index="0" draw:style-name="gr1" draw:text-style-name="P1" svg:width="453.69pt" svg:height="255.23pt" svg:x="882.48pt" svg:y="183.71pt">
            <loext:p draw:notify-on-update-of-ranges="runtime_data_np_exp_.A2:runtime_data_np_exp_.A14 runtime_data_np_exp_.I1:runtime_data_np_exp_.I1 runtime_data_np_exp_.I2:runtime_data_np_exp_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866.18pt" svg:y="470.58pt">
            <loext:p draw:notify-on-update-of-ranges="runtime_data_np_exp_.G1:runtime_data_np_exp_.G1 runtime_data_np_exp_.G2:runtime_data_np_exp_.G14 runtime_data_np_exp_.H1:runtime_data_np_exp_.H1 runtime_data_np_exp_.H2:runtime_data_np_exp_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<text:s/>generations</text:p>
          </table:table-cell>
          <table:table-cell office:value-type="string" calcext:value-type="string">
            <text:p><text:s/>population size</text:p>
          </table:table-cell>
          <table:table-cell office:value-type="string" calcext:value-type="string">
            <text:p><text:s/>total runtime</text:p>
          </table:table-cell>
          <table:table-cell office:value-type="string" calcext:value-type="string">
            <text:p><text:s/>fitness runtime</text:p>
          </table:table-cell>
          <table:table-cell office:value-type="string" calcext:value-type="string">
            <text:p><text:s/>mutate runtime</text:p>
          </table:table-cell>
          <table:table-cell office:value-type="string" calcext:value-type="string">
            <text:p>avg fitness time</text:p>
          </table:table-cell>
          <table:table-cell office:value-type="string" calcext:value-type="string">
            <text:p><text:s/>avg mutate time</text:p>
          </table:table-cell>
          <table:table-cell office:value-type="string" calcext:value-type="string">
            <text:p><text:s/>% fitness time</text:p>
          </table:table-cell>
          <table:table-cell office:value-type="string" calcext:value-type="string">
            <text:p><text:s/>% mutate time</text:p>
          </table:table-cell>
          <table:table-cell office:value-type="string" calcext:value-type="string">
            <text:p><text:s/>best gen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.962176" calcext:value-type="float">
            <text:p>2.962176</text:p>
          </table:table-cell>
          <table:table-cell office:value-type="float" office:value="1104.4" calcext:value-type="float">
            <text:p>1104.4</text:p>
          </table:table-cell>
          <table:table-cell office:value-type="float" office:value="1853.9" calcext:value-type="float">
            <text:p>1853.9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3708" calcext:value-type="float">
            <text:p>0.3708</text:p>
          </table:table-cell>
          <table:table-cell office:value-type="float" office:value="37.2849" calcext:value-type="float">
            <text:p>37.2849</text:p>
          </table:table-cell>
          <table:table-cell office:value-type="float" office:value="62.587161" calcext:value-type="float">
            <text:p>62.587161</text:p>
          </table:table-cell>
          <table:table-cell office:value-type="float" office:value="44384238" calcext:value-type="float">
            <text:p>44384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4.438675" calcext:value-type="float">
            <text:p>4.438675</text:p>
          </table:table-cell>
          <table:table-cell office:value-type="float" office:value="2429" calcext:value-type="float">
            <text:p>2429</text:p>
          </table:table-cell>
          <table:table-cell office:value-type="float" office:value="2005.3" calcext:value-type="float">
            <text:p>2005.3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011" calcext:value-type="float">
            <text:p>0.4011</text:p>
          </table:table-cell>
          <table:table-cell office:value-type="float" office:value="54.7229" calcext:value-type="float">
            <text:p>54.7229</text:p>
          </table:table-cell>
          <table:table-cell office:value-type="float" office:value="45.178256" calcext:value-type="float">
            <text:p>45.178256</text:p>
          </table:table-cell>
          <table:table-cell office:value-type="float" office:value="43727971" calcext:value-type="float">
            <text:p>437279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.794202" calcext:value-type="float">
            <text:p>5.794202</text:p>
          </table:table-cell>
          <table:table-cell office:value-type="float" office:value="3697.3" calcext:value-type="float">
            <text:p>3697.3</text:p>
          </table:table-cell>
          <table:table-cell office:value-type="float" office:value="2092.3" calcext:value-type="float">
            <text:p>2092.3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4185" calcext:value-type="float">
            <text:p>0.4185</text:p>
          </table:table-cell>
          <table:table-cell office:value-type="float" office:value="63.8104" calcext:value-type="float">
            <text:p>63.8104</text:p>
          </table:table-cell>
          <table:table-cell office:value-type="float" office:value="36.110808" calcext:value-type="float">
            <text:p>36.110808</text:p>
          </table:table-cell>
          <table:table-cell office:value-type="float" office:value="65333897" calcext:value-type="float">
            <text:p>653338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7.271285" calcext:value-type="float">
            <text:p>7.271285</text:p>
          </table:table-cell>
          <table:table-cell office:value-type="float" office:value="5024.2" calcext:value-type="float">
            <text:p>5024.2</text:p>
          </table:table-cell>
          <table:table-cell office:value-type="float" office:value="2241.7" calcext:value-type="float">
            <text:p>2241.7</text:p>
          </table:table-cell>
          <table:table-cell office:value-type="float" office:value="1.0048" calcext:value-type="float">
            <text:p>1.0048</text:p>
          </table:table-cell>
          <table:table-cell office:value-type="float" office:value="0.4483" calcext:value-type="float">
            <text:p>0.4483</text:p>
          </table:table-cell>
          <table:table-cell office:value-type="float" office:value="69.0966" calcext:value-type="float">
            <text:p>69.0966</text:p>
          </table:table-cell>
          <table:table-cell office:value-type="float" office:value="30.829931" calcext:value-type="float">
            <text:p>30.829931</text:p>
          </table:table-cell>
          <table:table-cell office:value-type="float" office:value="80113174" calcext:value-type="float">
            <text:p>801131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8.333987" calcext:value-type="float">
            <text:p>8.333987</text:p>
          </table:table-cell>
          <table:table-cell office:value-type="float" office:value="6050" calcext:value-type="float">
            <text:p>6050</text:p>
          </table:table-cell>
          <table:table-cell office:value-type="float" office:value="2278.6" calcext:value-type="float">
            <text:p>2278.6</text:p>
          </table:table-cell>
          <table:table-cell office:value-type="float" office:value="1.21" calcext:value-type="float">
            <text:p>1.21</text:p>
          </table:table-cell>
          <table:table-cell office:value-type="float" office:value="0.4557" calcext:value-type="float">
            <text:p>0.4557</text:p>
          </table:table-cell>
          <table:table-cell office:value-type="float" office:value="72.5948" calcext:value-type="float">
            <text:p>72.5948</text:p>
          </table:table-cell>
          <table:table-cell office:value-type="float" office:value="27.341035" calcext:value-type="float">
            <text:p>27.341035</text:p>
          </table:table-cell>
          <table:table-cell office:value-type="float" office:value="101982322" calcext:value-type="float">
            <text:p>1019823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.590342" calcext:value-type="float">
            <text:p>9.590342</text:p>
          </table:table-cell>
          <table:table-cell office:value-type="float" office:value="7235.5" calcext:value-type="float">
            <text:p>7235.5</text:p>
          </table:table-cell>
          <table:table-cell office:value-type="float" office:value="2349" calcext:value-type="float">
            <text:p>2349</text:p>
          </table:table-cell>
          <table:table-cell office:value-type="float" office:value="1.4471" calcext:value-type="float">
            <text:p>1.4471</text:p>
          </table:table-cell>
          <table:table-cell office:value-type="float" office:value="0.4698" calcext:value-type="float">
            <text:p>0.4698</text:p>
          </table:table-cell>
          <table:table-cell office:value-type="float" office:value="75.4453" calcext:value-type="float">
            <text:p>75.4453</text:p>
          </table:table-cell>
          <table:table-cell office:value-type="float" office:value="24.493836" calcext:value-type="float">
            <text:p>24.493836</text:p>
          </table:table-cell>
          <table:table-cell office:value-type="float" office:value="151668968" calcext:value-type="float">
            <text:p>1516689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0.779225" calcext:value-type="float">
            <text:p>10.779225</text:p>
          </table:table-cell>
          <table:table-cell office:value-type="float" office:value="8352.1" calcext:value-type="float">
            <text:p>8352.1</text:p>
          </table:table-cell>
          <table:table-cell office:value-type="float" office:value="2421.1" calcext:value-type="float">
            <text:p>2421.1</text:p>
          </table:table-cell>
          <table:table-cell office:value-type="float" office:value="1.6704" calcext:value-type="float">
            <text:p>1.6704</text:p>
          </table:table-cell>
          <table:table-cell office:value-type="float" office:value="0.4842" calcext:value-type="float">
            <text:p>0.4842</text:p>
          </table:table-cell>
          <table:table-cell office:value-type="float" office:value="77.4834" calcext:value-type="float">
            <text:p>77.4834</text:p>
          </table:table-cell>
          <table:table-cell office:value-type="float" office:value="22.46078" calcext:value-type="float">
            <text:p>22.46078</text:p>
          </table:table-cell>
          <table:table-cell office:value-type="float" office:value="241620041" calcext:value-type="float">
            <text:p>241620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1.967246" calcext:value-type="float">
            <text:p>11.967246</text:p>
          </table:table-cell>
          <table:table-cell office:value-type="float" office:value="9465.2" calcext:value-type="float">
            <text:p>9465.2</text:p>
          </table:table-cell>
          <table:table-cell office:value-type="float" office:value="2495.5" calcext:value-type="float">
            <text:p>2495.5</text:p>
          </table:table-cell>
          <table:table-cell office:value-type="float" office:value="1.893" calcext:value-type="float">
            <text:p>1.893</text:p>
          </table:table-cell>
          <table:table-cell office:value-type="float" office:value="0.4991" calcext:value-type="float">
            <text:p>0.4991</text:p>
          </table:table-cell>
          <table:table-cell office:value-type="float" office:value="79.0926" calcext:value-type="float">
            <text:p>79.0926</text:p>
          </table:table-cell>
          <table:table-cell office:value-type="float" office:value="20.853024" calcext:value-type="float">
            <text:p>20.853024</text:p>
          </table:table-cell>
          <table:table-cell office:value-type="float" office:value="270157643" calcext:value-type="float">
            <text:p>2701576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3.042873" calcext:value-type="float">
            <text:p>13.042873</text:p>
          </table:table-cell>
          <table:table-cell office:value-type="float" office:value="10509.7" calcext:value-type="float">
            <text:p>10509.7</text:p>
          </table:table-cell>
          <table:table-cell office:value-type="float" office:value="2526.6" calcext:value-type="float">
            <text:p>2526.6</text:p>
          </table:table-cell>
          <table:table-cell office:value-type="float" office:value="2.1019" calcext:value-type="float">
            <text:p>2.1019</text:p>
          </table:table-cell>
          <table:table-cell office:value-type="float" office:value="0.5053" calcext:value-type="float">
            <text:p>0.5053</text:p>
          </table:table-cell>
          <table:table-cell office:value-type="float" office:value="80.578" calcext:value-type="float">
            <text:p>80.578</text:p>
          </table:table-cell>
          <table:table-cell office:value-type="float" office:value="19.371242" calcext:value-type="float">
            <text:p>19.371242</text:p>
          </table:table-cell>
          <table:table-cell office:value-type="float" office:value="186231566" calcext:value-type="float">
            <text:p>1862315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0.766068" calcext:value-type="float">
            <text:p>50.766068</text:p>
          </table:table-cell>
          <table:table-cell office:value-type="float" office:value="46439.9" calcext:value-type="float">
            <text:p>46439.9</text:p>
          </table:table-cell>
          <table:table-cell office:value-type="float" office:value="4310.6" calcext:value-type="float">
            <text:p>4310.6</text:p>
          </table:table-cell>
          <table:table-cell office:value-type="float" office:value="9.288" calcext:value-type="float">
            <text:p>9.288</text:p>
          </table:table-cell>
          <table:table-cell office:value-type="float" office:value="0.8621" calcext:value-type="float">
            <text:p>0.8621</text:p>
          </table:table-cell>
          <table:table-cell office:value-type="float" office:value="91.4783" calcext:value-type="float">
            <text:p>91.4783</text:p>
          </table:table-cell>
          <table:table-cell office:value-type="float" office:value="8.491138" calcext:value-type="float">
            <text:p>8.491138</text:p>
          </table:table-cell>
          <table:table-cell office:value-type="float" office:value="326250244" calcext:value-type="float">
            <text:p>3262502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75.650381" calcext:value-type="float">
            <text:p>75.650381</text:p>
          </table:table-cell>
          <table:table-cell office:value-type="float" office:value="70247" calcext:value-type="float">
            <text:p>70247</text:p>
          </table:table-cell>
          <table:table-cell office:value-type="float" office:value="5381.5" calcext:value-type="float">
            <text:p>5381.5</text:p>
          </table:table-cell>
          <table:table-cell office:value-type="float" office:value="14.0494" calcext:value-type="float">
            <text:p>14.0494</text:p>
          </table:table-cell>
          <table:table-cell office:value-type="float" office:value="1.0763" calcext:value-type="float">
            <text:p>1.0763</text:p>
          </table:table-cell>
          <table:table-cell office:value-type="float" office:value="92.8575" calcext:value-type="float">
            <text:p>92.8575</text:p>
          </table:table-cell>
          <table:table-cell office:value-type="float" office:value="7.113624" calcext:value-type="float">
            <text:p>7.113624</text:p>
          </table:table-cell>
          <table:table-cell office:value-type="float" office:value="542686984" calcext:value-type="float">
            <text:p>5426869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9.474868" calcext:value-type="float">
            <text:p>99.474868</text:p>
          </table:table-cell>
          <table:table-cell office:value-type="float" office:value="93018.3" calcext:value-type="float">
            <text:p>93018.3</text:p>
          </table:table-cell>
          <table:table-cell office:value-type="float" office:value="6429.1" calcext:value-type="float">
            <text:p>6429.1</text:p>
          </table:table-cell>
          <table:table-cell office:value-type="float" office:value="18.6037" calcext:value-type="float">
            <text:p>18.6037</text:p>
          </table:table-cell>
          <table:table-cell office:value-type="float" office:value="1.2858" calcext:value-type="float">
            <text:p>1.2858</text:p>
          </table:table-cell>
          <table:table-cell office:value-type="float" office:value="93.5094" calcext:value-type="float">
            <text:p>93.5094</text:p>
          </table:table-cell>
          <table:table-cell office:value-type="float" office:value="6.463059" calcext:value-type="float">
            <text:p>6.463059</text:p>
          </table:table-cell>
          <table:table-cell office:value-type="float" office:value="816420920" calcext:value-type="float">
            <text:p>8164209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25.183935" calcext:value-type="float">
            <text:p>125.183935</text:p>
          </table:table-cell>
          <table:table-cell office:value-type="float" office:value="117613.9" calcext:value-type="float">
            <text:p>117613.9</text:p>
          </table:table-cell>
          <table:table-cell office:value-type="float" office:value="7536.6" calcext:value-type="float">
            <text:p>7536.6</text:p>
          </table:table-cell>
          <table:table-cell office:value-type="float" office:value="23.5228" calcext:value-type="float">
            <text:p>23.5228</text:p>
          </table:table-cell>
          <table:table-cell office:value-type="float" office:value="1.5073" calcext:value-type="float">
            <text:p>1.5073</text:p>
          </table:table-cell>
          <table:table-cell office:value-type="float" office:value="93.9528" calcext:value-type="float">
            <text:p>93.9528</text:p>
          </table:table-cell>
          <table:table-cell office:value-type="float" office:value="6.02044" calcext:value-type="float">
            <text:p>6.02044</text:p>
          </table:table-cell>
          <table:table-cell office:value-type="float" office:value="1141056838" calcext:value-type="float">
            <text:p>1141056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00:53:57.511129010</dc:date>
    <meta:editing-duration>PT3M55S</meta:editing-duration>
    <meta:editing-cycles>1</meta:editing-cycles>
    <meta:document-statistic meta:table-count="1" meta:cell-count="15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2.333cm" svg:y="4.203cm" style:legend-expansion="high" chart:style-name="ch2"/>
        <chart:plot-area chart:style-name="ch3" table:cell-range-address="runtime_data_np_exp_.A2:runtime_data_np_exp_.A14 runtime_data_np_exp_.I1:runtime_data_np_exp_.I14" chart:data-source-has-labels="both" svg:x="0.32cm" svg:y="0.18cm" svg:width="11.693cm" svg:height="8.645cm">
          <chartooo:coordinate-region svg:x="0.941cm" svg:y="0.379cm" svg:width="10.514cm" svg:height="7.799cm"/>
          <chart:axis chart:dimension="x" chart:name="primary-x" chart:style-name="ch4" chartooo:axis-type="auto">
            <chartooo:date-scale/>
            <chart:categories table:cell-range-address="runtime_data_np_exp_.A2:runtime_data_np_exp_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untime_data_np_exp_.I2:runtime_data_np_exp_.I14" chart:label-cell-address="runtime_data_np_exp_.I1:runtime_data_np_exp_.I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% fitness time</text:p>
                <draw:g>
                  <svg:desc>runtime_data_np_exp_.I1:runtime_data_np_exp_.I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untime_data_np_exp_.A2:runtime_data_np_exp_.A14</svg:desc>
                </draw:g>
              </table:table-cell>
              <table:table-cell office:value-type="float" office:value="37.2849">
                <text:p>37.2849</text:p>
                <draw:g>
                  <svg:desc>runtime_data_np_exp_.I2:runtime_data_np_exp_.I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.7229">
                <text:p>54.72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.8104">
                <text:p>63.8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.0966">
                <text:p>69.09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.5948">
                <text:p>72.59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.4453">
                <text:p>75.44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.4834">
                <text:p>77.48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0926">
                <text:p>79.09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.578">
                <text:p>80.5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1.4783">
                <text:p>91.478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2.8575">
                <text:p>92.85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3.5094">
                <text:p>93.50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.9528">
                <text:p>93.9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2.069cm" svg:y="3.954cm" style:legend-expansion="high" chart:style-name="ch2"/>
        <chart:plot-area chart:style-name="ch3" table:cell-range-address="runtime_data_np_exp_.G1:runtime_data_np_exp_.H14" chart:data-source-has-labels="row" svg:x="0.32cm" svg:y="0.18cm" svg:width="11.429cm" svg:height="8.645cm">
          <chartooo:coordinate-region svg:x="0.941cm" svg:y="0.379cm" svg:width="10.6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time_data_np_exp_.G2:runtime_data_np_exp_.G14" chart:label-cell-address="runtime_data_np_exp_.G1:runtime_data_np_exp_.G1" chart:class="chart:line">
            <chart:data-point chart:repeated="13"/>
          </chart:series>
          <chart:series chart:style-name="ch7" chart:values-cell-range-address="runtime_data_np_exp_.H2:runtime_data_np_exp_.H14" chart:label-cell-address="runtime_data_np_exp_.H1:runtime_data_np_exp_.H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fitness time</text:p>
                <draw:g>
                  <svg:desc>runtime_data_np_exp_.G1:runtime_data_np_exp_.G1</svg:desc>
                </draw:g>
              </table:table-cell>
              <table:table-cell office:value-type="string">
                <text:p> avg mutate time</text:p>
                <draw:g>
                  <svg:desc>runtime_data_np_exp_.H1:runtime_data_np_exp_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09">
                <text:p>0.2209</text:p>
                <draw:g>
                  <svg:desc>runtime_data_np_exp_.G2:runtime_data_np_exp_.G14</svg:desc>
                </draw:g>
              </table:table-cell>
              <table:table-cell office:value-type="float" office:value="0.3708">
                <text:p>0.3708</text:p>
                <draw:g>
                  <svg:desc>runtime_data_np_exp_.H2:runtime_data_np_exp_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8">
                <text:p>0.4858</text:p>
              </table:table-cell>
              <table:table-cell office:value-type="float" office:value="0.4011">
                <text:p>0.4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95">
                <text:p>0.7395</text:p>
              </table:table-cell>
              <table:table-cell office:value-type="float" office:value="0.4185">
                <text:p>0.4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48">
                <text:p>1.0048</text:p>
              </table:table-cell>
              <table:table-cell office:value-type="float" office:value="0.4483">
                <text:p>0.4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">
                <text:p>1.21</text:p>
              </table:table-cell>
              <table:table-cell office:value-type="float" office:value="0.4557">
                <text:p>0.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71">
                <text:p>1.4471</text:p>
              </table:table-cell>
              <table:table-cell office:value-type="float" office:value="0.4698">
                <text:p>0.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704">
                <text:p>1.6704</text:p>
              </table:table-cell>
              <table:table-cell office:value-type="float" office:value="0.4842">
                <text:p>0.4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93">
                <text:p>1.893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19">
                <text:p>2.1019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88">
                <text:p>9.288</text:p>
              </table:table-cell>
              <table:table-cell office:value-type="float" office:value="0.8621">
                <text:p>0.8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494">
                <text:p>14.0494</text:p>
              </table:table-cell>
              <table:table-cell office:value-type="float" office:value="1.0763">
                <text:p>1.0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6037">
                <text:p>18.6037</text:p>
              </table:table-cell>
              <table:table-cell office:value-type="float" office:value="1.2858">
                <text:p>1.2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5228">
                <text:p>23.5228</text:p>
              </table:table-cell>
              <table:table-cell office:value-type="float" office:value="1.5073">
                <text:p>1.5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